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tarSymbol" svg:font-family="Star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First_20_paragraph">
      <style:paragraph-properties fo:text-align="justify" style:justify-single-word="false" style:writing-mode="lr-tb"/>
    </style:style>
    <style:style style:name="P4" style:family="paragraph" style:parent-style-name="Text_20_body">
      <style:paragraph-properties fo:text-align="start" style:justify-single-word="false" style:writing-mode="lr-tb"/>
    </style:style>
    <style:style style:name="P5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</style:style>
    <style:style style:name="P6" style:family="paragraph" style:parent-style-name="Text_20_body">
      <style:paragraph-properties fo:margin-top="0.0598in" fo:margin-bottom="0.0598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.0598in" fo:margin-bottom="0.0598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.0598in" fo:margin-bottom="0.0598in" loext:contextual-spacing="false" fo:line-height="120%" fo:text-align="justify" style:justify-single-word="false" style:writing-mode="lr-tb"/>
    </style:style>
    <style:style style:name="P9" style:family="paragraph" style:parent-style-name="Text_20_body">
      <style:paragraph-properties fo:margin-top="0.0598in" fo:margin-bottom="0.0598in" loext:contextual-spacing="false" fo:line-height="120%" style:writing-mode="lr-tb"/>
      <style:text-properties fo:font-weight="bold"/>
    </style:style>
    <style:style style:name="P10" style:family="paragraph" style:parent-style-name="Heading_20_1">
      <style:paragraph-properties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bold" style:text-blinking="false"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bookmark text:name="docs-internal-guid-1a9109b3-7fff-1b4f-9336-d650a2b2b278"/>51º Green Drinks “ACCIÓN POR EL CLIMA”</text:h>
      <text:p text:style-name="P5"><text:span text:style-name="T4">Desde hace varias décadas se busca encontrar la relación entre la actividad de los seres humanos y el planeta. Se pensaron nuevas expresiones para esta relación, palabras como </text:span><text:span text:style-name="T7">antropoceno</text:span><text:span text:style-name="T4">, pero la comunidad científica discute todavía cuál es el peso del hombre y cuánto de los cambios puedan ser naturales. El efecto invernadero es un proceso natural que permite a la Tierra mantener las condiciones necesarias para albergar vida. El problema está cuando las actividades del ser humano aumentan la emisión de gases de efecto invernadero a la atmósfera y ésta retiene más calor del necesario, provocando que la temperatura media del planeta aumente y se produzca lo que llamamos calentamiento global.</text:span></text:p>
      <text:p text:style-name="P6">Los patrones climáticos están cambiando, los niveles del mar están aumentando, los eventos climáticos son cada vez más extremos y las emisiones del gas de efecto invernadero están ahora en los niveles más altos de la historia, hoy son un 50% superior al nivel de 1990. Con voluntad política y un amplio abanico de medidas tecnológicas, aún es posible limitar el aumento de la temperatura media global a 2°C respecto de los niveles pre-industriales. Para lograrlo, se requieren acciones colectivas urgentes.</text:p>
      <text:p text:style-name="P6">¿Cuál es la realidad a nivel global en cuanto a acuerdos, políticas y aplicaciones para la mitigación y adaptación a este acelerado cambio climático? ¿Qué se está haciendo y qué deberíamos hacer a nivel local para colaborar con esta problemática?</text:p>
      <text:p text:style-name="P8"><text:span text:style-name="T5">El próximo miércoles 13 de marzo, de 20:00 a 22:00 hs, tendrá lugar la 51° jornada de Green. El lugar de encuentro será </text:span><text:span text:style-name="T8">Beer Blood Bar</text:span><text:span text:style-name="T5">, Fructuoso Rivera 243, bajo la temática “Acción por el Clima”.</text:span></text:p>
      <text:p text:style-name="P6">En esta oportunidad, estarán presentes Elena Guerin, abogada, Diplomada en Desarrollo Local y Regional; Diplomada en Planificación Estratégica; Concejal Villa Allende, disertando sobre “Cambio Climático y Ordenamiento Territorial. Medidas de Adaptación y Mitigación desde los gobiernos locales”; y Ariadna Mourelle, licenciada en Gestión Ambiental; Investigadora en temáticas de cambio climático, ordenamiento territorial y energías renovables; miembro del equipo Green Drinks, quien disertará la temática “Las políticas de cambio climático: de lo global a lo local”.</text:p>
      <text:p text:style-name="P7">Las inscripciones pueden realizarse en <text:a xlink:type="simple" xlink:href="https://accionporelclima.eventbrite.com.ar/" text:style-name="Internet_20_link" text:visited-style-name="Visited_20_Internet_20_Link">https://accionporelclima.eventbrite.com.ar</text:a> </text:p>
      <text:p text:style-name="P9"><text:span text:style-name="T6">Por consultas: </text:span><text:a xlink:type="simple" xlink:href="mailto:info@greendrinkscba.org" text:style-name="Internet_20_link" text:visited-style-name="Visited_20_Internet_20_Link">info@greendrinkscba.org</text:a><text:span text:style-name="T6">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StarSymbol" svg:font-family="Star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0402in" draw:rotation="0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9-03-07T01:01:37.997925890</dc:date>
    <meta:editing-duration>PT3M58S</meta:editing-duration>
    <meta:editing-cycles>5</meta:editing-cycles>
    <meta:generator>LibreOffice/5.2.7.2$Linux_X86_64 LibreOffice_project/20m0$Build-2</meta:generator>
    <meta:document-statistic meta:table-count="0" meta:image-count="0" meta:object-count="0" meta:page-count="1" meta:paragraph-count="8" meta:word-count="360" meta:character-count="2375" meta:non-whitespace-character-count="2022"/>
  </office:meta>
</office:document-meta>
</file>